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The Demigods and Demons Declare a Truce</text:p>
      <text:p text:style-name="P1"/>
      <text:p text:style-name="P1">This chapter describes how the Lord appeared before the demigods when they offered Him their prayers. Following the advice of the Supreme Personality of Godhead, the demigods executed a truce with the demons for the purpose of churning nectar from the sea.</text:p>
      <text:p text:style-name="P1"/>
      <text:p text:style-name="P1">Because of the prayers offered by the demigods in the previous chapter, Lord Kṣīrodakaśāyī Viṣṇu was pleased with the demigods, and thus He appeared before them. The demigods were almost blinded by His transcendental bodily effulgence. At first, therefore, they could not even see any part of His body. After some time, however, when Brahmā could see the Lord, he, along with Lord Śiva, began to offer the Lord prayers.</text:p>
      <text:p text:style-name="P1"/>
      <text:p text:style-name="P1">Lord Brahmā said: “The Supreme Personality of Godhead, being beyond birth and death, is eternal. He has no material qualities. Yet He is the ocean of unlimited auspicious qualities. He is subtler than the most subtle, He is invisible, and His form is inconceivable. He is worshipable for all the demigods. Innumerable universes exist within His form, and therefore He is never separated from these universes by time, space or circumstances. He is the chief and the pradhāna. Although He is the beginning, the middle and the end of the material creation, the idea of pantheism conceived by Māyāvādī philosophers has no validity. The Supreme Personality of Godhead controls the entire material manifestation through His subordinate agent, the external energy. Because of His inconceivable transcendental position, He is always the master of the material energy. The Supreme Personality of Godhead, in His various forms, is always present even within this material world, but the material qualities cannot touch Him. One can understand His position only by His instructions, as given in Bhagavad-gītā.” As stated in Bhagavad-gītā (10.10), dadāmi buddhi-yogaṁ tam. Buddhi-yoga means bhakti-yoga. Only through the process of bhakti-yoga can one understand the Supreme Lord.</text:p>
      <text:p text:style-name="P1"/>
      <text:p text:style-name="P1">When offered prayers by Lord Śiva and Lord Brahmā, the Supreme Personality of Godhead was pleased. Thus He gave appropriate instructions to all the demigods. The Supreme Personality of Godhead, who is known as Ajita, unconquerable, advised the demigods to make a peace proposal to the demons, so that after formulating a truce, the <text:soft-page-break/>demigods and demons could churn the Ocean of Milk. The rope would be the biggest serpent, known as Vāsuki, and the churning rod would be Mandara Mountain. Poison would also be produced from the churning, but it would be taken by Lord Śiva, and so there would be no need to fear it. Many other attractive things would be generated by the churning, but the Lord warned the demigods not to be captivated by such things. Nor should the demigods be angry if there were some disturbances. After advising the demigods in this way, the Lord disappeared from the scene.</text:p>
      <text:p text:style-name="P1"/>
      <text:p text:style-name="P1">Following the instructions of the Supreme Personality of Godhead, the demigods established a peace with Mahārāja Bali, the King of the demons. Then both the demons and the demigods started for the ocean, taking Mandara Mountain with them. Because of the great heaviness of the mountain, the demigods and demons became fatigued, and some of them actually died. Then the Supreme Personality of Godhead, Viṣṇu, appeared there on the back of His carrier, Garuḍa, and by His mercy He brought these demigods and demons back to life. The Lord then lifted the mountain with one of His hands and placed it on the back of Garuḍa. The Lord sat on the mountain and was carried to the spot of the churning by Garuḍa, who placed the mountain near the sea. Then the Lord asked Garuḍa to leave that place because as long as Garuḍa was present, Vāsuki could not come there.</text:p>
      <text:p text:style-name="P1"/>
      <text:p text:style-name="P1">Text 1:</text:p>
      <text:p text:style-name="P1"><text:s text:c="4"/>Śrī Śukadeva Gosvāmī said: O King Parīkṣit, the Supreme Personality of Godhead, Hari, being thus worshiped with prayers by the demigods and Lord Brahmā, appeared before them. His bodily effulgence resembled the simultaneous rising of thousands of suns.</text:p>
      <text:p text:style-name="P1"/>
      <text:p text:style-name="P1">Text 2:</text:p>
      <text:p text:style-name="P1"><text:s text:c="4"/>The vision of all the demigods was blocked by the Lord’s effulgence. Thus they could see neither the sky, the directions, the land, nor even themselves, what to speak of seeing the Lord, who was present before them.</text:p>
      <text:p text:style-name="P1"/>
      <text:p text:style-name="P1">Texts 3-7:</text:p>
      <text:p text:style-name="P1"><text:s text:c="4"/>Lord Brahmā, along with Lord Śiva, saw the crystal-clear personal beauty of the Supreme Personality of Godhead, whose blackish body resembles a marakata gem, whose eyes are reddish like the depths of a <text:soft-page-break/>lotus, who is dressed with garments that are yellow like molten gold, and whose entire body is attractively decorated. They saw His beautiful, smiling, lotuslike face, crowned by a helmet bedecked with valuable jewels. The Lord has attractive eyebrows, and His cheeks are adorned with earrings. Lord Brahmā and Lord Śiva saw the belt on the Lord’s waist, the bangles on His arms, the necklace on His chest, and the ankle bells on His legs. The Lord is bedecked with flower garlands, His neck is decorated with the Kaustubha gem, and He carries with Him the goddess of fortune and His personal weapons, like His disc and club. When Lord Brahmā, along with Lord Śiva and the other demigods, thus saw the form of the Lord, they all immediately fell to the ground, offering their obeisances.</text:p>
      <text:p text:style-name="P1"/>
      <text:p text:style-name="P1">Text 8:</text:p>
      <text:p text:style-name="P1"><text:s text:c="4"/>Lord Brahmā said: Although You are never born, Your appearance and disappearance as an incarnation never cease. You are always free from the material qualities, and You are the shelter of transcendental bliss resembling an ocean. Eternally existing in Your transcendental form, You are the supreme subtle of the most extremely subtle. We therefore offer our respectful obeisances unto You, the Supreme, whose existence is inconceivable.</text:p>
      <text:p text:style-name="P1"/>
      <text:p text:style-name="P1">Text 9:</text:p>
      <text:p text:style-name="P1"><text:s text:c="4"/>O best of persons, O supreme director, those who actually aspire for supreme good fortune worship this form of Your Lordship according to the Vedic Tantras. My Lord, we can see all the three worlds in You.</text:p>
      <text:p text:style-name="P1"/>
      <text:p text:style-name="P1">Text 10:</text:p>
      <text:p text:style-name="P1"><text:s text:c="4"/>My dear Lord, who are always fully independent, this entire cosmic manifestation arises from You, rests upon You and ends in You. Your Lordship is the beginning, sustenance and end of everything, like the earth, which is the cause of an earthen pot, which supports the pot, and to which the pot, when broken, finally returns.</text:p>
      <text:p text:style-name="P1"/>
      <text:p text:style-name="P1">Text 11:</text:p>
      <text:p text:style-name="P1"><text:s text:c="4"/>O Supreme, You are independent in Your self and do not take help from others. Through Your own potency, You create this cosmic manifestation and enter into it. Those who are advanced in Kṛṣṇa consciousness, who are fully in knowledge of the authoritative śāstra, and who, through the practice of bhakti-yoga, are cleansed of all material contamination, can see <text:soft-page-break/>with clear minds that although You exist within the transformations of the material qualities, Your presence is untouched by these qualities.</text:p>
      <text:p text:style-name="P1"/>
      <text:p text:style-name="P1">Text 12:</text:p>
      <text:p text:style-name="P1"><text:s text:c="4"/>As one can derive fire from wood, milk from the milk bag of the cow, food grains and water from the land, and prosperity in one’s livelihood from industrial enterprises, so, by the practice of bhakti-yoga, even within this material world, one can achieve Your favor or intelligently approach You. Those who are pious all affirm this.</text:p>
      <text:p text:style-name="P1"/>
      <text:p text:style-name="P1">Text 13:</text:p>
      <text:p text:style-name="P1"><text:s text:c="4"/>Elephants afflicted by a forest fire become very happy when they get water from the Ganges. Similarly, O my Lord, from whose navel grows a lotus flower, since You have now appeared before us, we have become transcendentally happy. By seeing Your Lordship, whom we have desired to see for a very long time, we have achieved our ultimate goal in life.</text:p>
      <text:p text:style-name="P1"/>
      <text:p text:style-name="P1">Text 14:</text:p>
      <text:p text:style-name="P1"><text:s text:c="4"/>My Lord, we, the various demigods, the directors of this universe, have come to Your lotus feet. Please fulfill the purpose for which we have come. You are the witness of everything, from within and without. Nothing is unknown to You, and therefore it is unnecessary to inform You again of anything.</text:p>
      <text:p text:style-name="P1"/>
      <text:p text:style-name="P1">Text 15:</text:p>
      <text:p text:style-name="P1"><text:s text:c="4"/>I [Lord Brahmā], Lord Śiva and all the demigods, accompanied by the prajāpatis like Dakṣa, are nothing but sparks illuminated by You, who are the original fire. Since we are particles of You, what can we understand about our welfare? O Supreme Lord, please give us the means of deliverance that is suitable for the brāhmaṇas and demigods.</text:p>
      <text:p text:style-name="P1"/>
      <text:p text:style-name="P1">Text 16:</text:p>
      <text:p text:style-name="P1"><text:s text:c="4"/>Śukadeva Gosvāmī continued: When the Lord was thus offered prayers by the demigods, headed by Lord Brahmā, He understood the purpose for which they had approached Him. Therefore, in a deep voice that resembled the rumbling of clouds, the Lord replied to the demigods, who all stood there attentively with folded hands.</text:p>
      <text:p text:style-name="P1"/>
      <text:p text:style-name="P1">Text 17:</text:p>
      <text:p text:style-name="P1"><text:soft-page-break/><text:s text:c="4"/>Although the Supreme Personality of Godhead, the master of the demigods, was capable of performing the activities of the demigods by Himself, He wanted to enjoy pastimes in churning the ocean. Therefore He spoke as follows.</text:p>
      <text:p text:style-name="P1"/>
      <text:p text:style-name="P1">Text 18:</text:p>
      <text:p text:style-name="P1"><text:s text:c="4"/>The Supreme Personality of Godhead said: O Lord Brahmā, Lord Śiva and other demigods, please hear Me with great attention, for what I say will bring good fortune for all of you.</text:p>
      <text:p text:style-name="P1"/>
      <text:p text:style-name="P1">Text 19:</text:p>
      <text:p text:style-name="P1"><text:s text:c="4"/>As long as you are not flourishing, you should make a truce with the demons and asuras, who are now being favored by time.</text:p>
      <text:p text:style-name="P1"/>
      <text:p text:style-name="P1">Text 20:</text:p>
      <text:p text:style-name="P1"><text:s text:c="4"/>O demigods, fulfilling one’s own interests is so important that one may even have to make a truce with one’s enemies. For the sake of one’s self-interest, one has to act according to the logic of the snake and the mouse.</text:p>
      <text:p text:style-name="P1"/>
      <text:p text:style-name="P1">Text 21:</text:p>
      <text:p text:style-name="P1"><text:s text:c="4"/>Immediately endeavor to produce nectar, which a person who is about to die may drink to become immortal.</text:p>
      <text:p text:style-name="P1"/>
      <text:p text:style-name="P1">Texts 22-23:</text:p>
      <text:p text:style-name="P1"><text:s text:c="4"/>O demigods, cast into the Ocean of Milk all kinds of vegetables, grass, creepers and drugs. Then, with My help, making Mandara Mountain the churning rod and Vāsuki the rope for churning, churn the Ocean of Milk with undiverted attention. Thus the demons will be engaged in labor, but you, the demigods, will gain the actual result, the nectar produced from the ocean.</text:p>
      <text:p text:style-name="P1"/>
      <text:p text:style-name="P1">Text 24:</text:p>
      <text:p text:style-name="P1"><text:s text:c="4"/>My dear demigods, with patience and peace everything can be done, but if one is agitated by anger, the goal is not achieved. Therefore, whatever the demons ask, agree to their proposal.</text:p>
      <text:p text:style-name="P1"/>
      <text:p text:style-name="P1">Text 25:</text:p>
      <text:p text:style-name="P1"><text:s text:c="4"/>A poison known as kālakūṭa will be generated from the Ocean of Milk, but you should not fear it. And when various products are churned from <text:soft-page-break/>the ocean, you should not be greedy for them or anxious to obtain them, nor should you be angry.</text:p>
      <text:p text:style-name="P1"/>
      <text:p text:style-name="P1">Text 26:</text:p>
      <text:p text:style-name="P1"><text:s text:c="4"/>Śukadeva Gosvāmī continued: O King Parīkṣit, after advising the demigods in this way, the independent Supreme Personality of Godhead, the best of all living entities, disappeared from their presence.</text:p>
      <text:p text:style-name="P1"/>
      <text:p text:style-name="P1">Text 27:</text:p>
      <text:p text:style-name="P1"><text:s text:c="4"/>Then Lord Brahmā and Lord Śiva, after offering their respectful obeisances to the Lord, returned to their abodes. All the demigods then approached Mahārāja Bali.</text:p>
      <text:p text:style-name="P1"/>
      <text:p text:style-name="P1">Text 28:</text:p>
      <text:p text:style-name="P1"><text:s text:c="4"/>Mahārāja Bali, a most celebrated king of the demons, knew very well when to make peace and when to fight. Thus although his commanders and captains were agitated and were about to kill the demigods, Mahārāja Bali, seeing that the demigods were coming to him without a militant attitude, forbade his commanders to kill them.</text:p>
      <text:p text:style-name="P1"/>
      <text:p text:style-name="P1">Text 29:</text:p>
      <text:p text:style-name="P1"><text:s text:c="4"/>The demigods approached Bali Mahārāja, the son of Virocana, and sat down near him. Bali Mahārāja was protected by the commanders of the demons and was most opulent, having conquered the entire universe.</text:p>
      <text:p text:style-name="P1"/>
      <text:p text:style-name="P1">Text 30:</text:p>
      <text:p text:style-name="P1"><text:s text:c="4"/>After pleasing Bali Mahārāja with mild words, Lord Indra, the King of the demigods, who was most intelligent, very politely submitted all the proposals he had learned from the Supreme Personality of Godhead, Lord Viṣṇu.</text:p>
      <text:p text:style-name="P1"/>
      <text:p text:style-name="P1">Text 31:</text:p>
      <text:p text:style-name="P1"><text:s text:c="4"/>The proposals submitted by King Indra were immediately accepted by Bali Mahārāja and his assistants, headed by Śambara and Ariṣṭanemi, and by all the other residents of Tripura.</text:p>
      <text:p text:style-name="P1"/>
      <text:p text:style-name="P1">Text 32:</text:p>
      <text:p text:style-name="P1"><text:soft-page-break/><text:s text:c="4"/>O Mahārāja Parīkṣit, chastiser of enemies, the demigods and the demons thereafter made an armistice between them. Then, with great enterprise, they arranged to produce nectar, as proposed by Lord Indra.</text:p>
      <text:p text:style-name="P1"/>
      <text:p text:style-name="P1">Text 33:</text:p>
      <text:p text:style-name="P1"><text:s text:c="4"/>Thereafter, with great strength, the demons and demigods, who were all very powerful and who had long, stout arms, uprooted Mandara Mountain. Crying very loudly, they brought it toward the Ocean of Milk.</text:p>
      <text:p text:style-name="P1"/>
      <text:p text:style-name="P1">Text 34:</text:p>
      <text:p text:style-name="P1"><text:s text:c="4"/>Because of conveying the great mountain for a long distance, King Indra, Mahārāja Bali and the other demigods and demons became fatigued. Being unable to carry the mountain, they left it on the way.</text:p>
      <text:p text:style-name="P1"/>
      <text:p text:style-name="P1">Text 35:</text:p>
      <text:p text:style-name="P1"><text:s text:c="4"/>The mountain known as Mandara, which was extremely heavy, being made of gold, fell and smashed many demigods and demons.</text:p>
      <text:p text:style-name="P1"/>
      <text:p text:style-name="P1">Text 36:</text:p>
      <text:p text:style-name="P1"><text:s text:c="4"/>The demigods and demons were frustrated and disheartened, and their arms, thighs and shoulders were broken. Therefore the Supreme Personality of Godhead, who knows everything, appeared there on the back of His carrier, Garuḍa.</text:p>
      <text:p text:style-name="P1"/>
      <text:p text:style-name="P1">Text 37:</text:p>
      <text:p text:style-name="P1"><text:s text:c="4"/>Observing that most of the demons and the demigods had been crushed by the falling of the mountain, the Lord glanced over them and brought them back to life. Thus they became free from grief, and they even had no bruises on their bodies.</text:p>
      <text:p text:style-name="P1"/>
      <text:p text:style-name="P1">Text 38:</text:p>
      <text:p text:style-name="P1"><text:s text:c="4"/>The Lord very easily lifted the mountain with one hand and placed it on the back of Garuḍa. Then, He too got on the back of Garuḍa and went to the Ocean of Milk, surrounded by the demigods and demons.</text:p>
      <text:p text:style-name="P1"/>
      <text:p text:style-name="P1">Text 39:</text:p>
      <text:p text:style-name="P1"><text:s text:c="4"/>Thereafter, Garuḍa, the chief of birds, unloaded Mandara Mountain from his shoulder and brought it near the water. Then he was asked by the Lord to leave that place, and he left.</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9:03:10.158000000</dc:date>
    <meta:editing-duration>PT39S</meta:editing-duration>
    <meta:editing-cycles>1</meta:editing-cycles>
    <meta:document-statistic meta:table-count="0" meta:image-count="0" meta:object-count="0" meta:page-count="8" meta:paragraph-count="75" meta:word-count="2218" meta:character-count="13191" meta:non-whitespace-character-count="10912"/>
  </office:meta>
</office:document-meta>
</file>